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9c88c" officeooo:paragraph-rsid="0009c88c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9c88c" officeooo:paragraph-rsid="0009c88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9c88c" officeooo:paragraph-rsid="000b8aed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9c88c" officeooo:paragraph-rsid="000c505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9c88c" officeooo:paragraph-rsid="000cae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9c88c" officeooo:paragraph-rsid="000d290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9c88c" officeooo:paragraph-rsid="000dc68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9c88c" officeooo:paragraph-rsid="0019a4d7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paragraph-rsid="002d6bf8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9c88c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b8aed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5055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ae8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290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c684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e6a2f" officeooo:paragraph-rsid="000e6a2f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e6a2f" officeooo:paragraph-rsid="000e6a2f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0dc684" officeooo:paragraph-rsid="000dc684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e614d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8083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1d8ecf" officeooo:paragraph-rsid="001ffbbb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1f8083" officeooo:paragraph-rsid="001f8083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underline-style="none" fo:font-weight="normal" officeooo:rsid="00202346" officeooo:paragraph-rsid="00202346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underline-style="none" fo:font-weight="normal" officeooo:rsid="001dcdaf" officeooo:paragraph-rsid="001e614d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text-underline-style="none" fo:font-weight="normal" officeooo:rsid="001ffbbb" officeooo:paragraph-rsid="001ffbbb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text-underline-style="none" fo:font-weight="normal" officeooo:rsid="002195f7" officeooo:paragraph-rsid="002195f7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text-underline-style="none" fo:font-weight="bold" officeooo:rsid="0012301e" officeooo:paragraph-rsid="0012301e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none" fo:font-weight="bold" officeooo:rsid="0013f571" officeooo:paragraph-rsid="0013f57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style:text-underline-style="none" fo:font-weight="bold" officeooo:rsid="001d7028" officeooo:paragraph-rsid="001d7028" style:font-weight-asian="bold" style:font-weight-complex="bold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officeooo:paragraph-rsid="0017af47"/>
    </style:style>
    <style:style style:name="P36" style:family="paragraph" style:parent-style-name="Standard">
      <style:text-properties officeooo:rsid="0017af47" officeooo:paragraph-rsid="0017af47"/>
    </style:style>
    <style:style style:name="P37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6a2f" officeooo:paragraph-rsid="000e6a2f" style:font-weight-asian="normal" style:font-weight-complex="normal"/>
    </style:style>
    <style:style style:name="P38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39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40" style:family="paragraph" style:parent-style-name="Text_20_body" style:list-style-name="L3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cf288" officeooo:paragraph-rsid="002eea4f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239bb" officeooo:paragraph-rsid="003239b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239bb" officeooo:paragraph-rsid="003473e4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0710d" officeooo:paragraph-rsid="0030710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aed" style:font-weight-asian="bold" style:font-weight-complex="bold"/>
    </style:style>
    <style:style style:name="T4" style:family="text">
      <style:text-properties fo:font-weight="bold" officeooo:rsid="000c5055" style:font-weight-asian="bold" style:font-weight-complex="bold"/>
    </style:style>
    <style:style style:name="T5" style:family="text">
      <style:text-properties fo:font-weight="bold" officeooo:rsid="000cae8e" style:font-weight-asian="bold" style:font-weight-complex="bold"/>
    </style:style>
    <style:style style:name="T6" style:family="text">
      <style:text-properties fo:font-weight="bold" officeooo:rsid="000d290d" style:font-weight-asian="bold" style:font-weight-complex="bold"/>
    </style:style>
    <style:style style:name="T7" style:family="text">
      <style:text-properties fo:font-weight="bold" officeooo:rsid="000dc684" style:font-weight-asian="bold" style:font-weight-complex="bold"/>
    </style:style>
    <style:style style:name="T8" style:family="text">
      <style:text-properties fo:font-weight="bold" officeooo:rsid="0019a4d7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b8aed"/>
    </style:style>
    <style:style style:name="T11" style:family="text">
      <style:text-properties style:text-underline-style="none" officeooo:rsid="000c5055"/>
    </style:style>
    <style:style style:name="T12" style:family="text">
      <style:text-properties style:text-underline-style="none" officeooo:rsid="000d290d"/>
    </style:style>
    <style:style style:name="T13" style:family="text">
      <style:text-properties style:text-underline-style="none" officeooo:rsid="000dc684"/>
    </style:style>
    <style:style style:name="T14" style:family="text">
      <style:text-properties style:text-underline-style="none" officeooo:rsid="000eaa87"/>
    </style:style>
    <style:style style:name="T15" style:family="text">
      <style:text-properties style:text-underline-style="none" officeooo:rsid="002935a7" style:font-weight-asian="normal" style:font-weight-complex="normal"/>
    </style:style>
    <style:style style:name="T16" style:family="text">
      <style:text-properties style:text-underline-style="none" officeooo:rsid="002b2cfd" style:font-weight-asian="normal" style:font-weight-complex="normal"/>
    </style:style>
    <style:style style:name="T17" style:family="text">
      <style:text-properties style:text-underline-style="none" officeooo:rsid="002cf288" style:font-weight-asian="normal" style:font-weight-complex="normal"/>
    </style:style>
    <style:style style:name="T18" style:family="text">
      <style:text-properties style:text-underline-style="none" officeooo:rsid="002d6bf8" style:font-weight-asian="normal" style:font-weight-complex="normal"/>
    </style:style>
    <style:style style:name="T19" style:family="text">
      <style:text-properties style:text-underline-style="none" officeooo:rsid="002d6e15" style:font-weight-asian="normal" style:font-weight-complex="normal"/>
    </style:style>
    <style:style style:name="T20" style:family="text">
      <style:text-properties officeooo:rsid="000a04cd"/>
    </style:style>
    <style:style style:name="T21" style:family="text">
      <style:text-properties officeooo:rsid="000b8aed"/>
    </style:style>
    <style:style style:name="T22" style:family="text">
      <style:text-properties officeooo:rsid="000c5055"/>
    </style:style>
    <style:style style:name="T23" style:family="text">
      <style:text-properties officeooo:rsid="000cae8e"/>
    </style:style>
    <style:style style:name="T24" style:family="text">
      <style:text-properties officeooo:rsid="000d290d"/>
    </style:style>
    <style:style style:name="T25" style:family="text">
      <style:text-properties officeooo:rsid="000dc684"/>
    </style:style>
    <style:style style:name="T26" style:family="text">
      <style:text-properties officeooo:rsid="0019a4d7"/>
    </style:style>
    <style:style style:name="T27" style:family="text">
      <style:text-properties officeooo:rsid="001dcdaf"/>
    </style:style>
    <style:style style:name="T28" style:family="text">
      <style:text-properties officeooo:rsid="0023ee0f"/>
    </style:style>
    <style:style style:name="T29" style:family="text">
      <style:text-properties officeooo:rsid="002cf288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officeooo:rsid="002cf288" style:font-size-asian="12pt" style:font-size-complex="12pt"/>
    </style:style>
    <style:style style:name="T32" style:family="text">
      <style:text-properties style:font-name="Liberation Serif" fo:font-size="12pt" style:text-underline-style="none" officeooo:rsid="002b2cfd" style:font-size-asian="12pt" style:font-weight-asian="normal" style:font-size-complex="12pt" style:font-weight-complex="normal"/>
    </style:style>
    <style:style style:name="T33" style:family="text">
      <style:text-properties officeooo:rsid="00330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</text:p>
      <text:p text:style-name="P1">Набоски, идеи, заметки по архитектуре стилю, контенту.</text:p>
      <text:p text:style-name="P1"/>
      <text:p text:style-name="P2">Разбиение базы демонстрируемых знаний по страницам</text:p>
      <text:p text:style-name="P10"><text:span text:style-name="T26">0</text:span>. <text:span text:style-name="T8">Главная страница</text:span></text:p>
      <text:p text:style-name="P10"><text:span text:style-name="T1">Демонстрация</text:span> <text:span text:style-name="T26">вывода контента из бд по принципу MVC и поисковика по сайту.</text:span></text:p>
      <text:p text:style-name="P10"><text:span text:style-name="T1">Текст</text:span> <text:span text:style-name="T26">о проекте и контакты</text:span>. </text:p>
      <text:p text:style-name="P4">1. <text:span text:style-name="T2">Работа с данными простых типов</text:span></text:p>
      <text:p text:style-name="P4"><text:span text:style-name="T1">Демонстрация</text:span> встроенных удобных функций работы со строками, массивами и числами.</text:p>
      <text:p text:style-name="P4"><text:span text:style-name="T1">Текст</text:span> о пользе и правильности использования встроенных функций и существующих решений в целом. </text:p>
      <text:p text:style-name="P12">Вставки<text:span text:style-name="T9"> этих самых функций и сравнение с авторски написанным ручным кодом.</text:span></text:p>
      <text:p text:style-name="P4"><text:span text:style-name="T21">2</text:span>. <text:span text:style-name="T2">Работа со своими функциями</text:span></text:p>
      <text:p text:style-name="P4"><text:span text:style-name="T1">Демонстрация</text:span> собственных функций с использованием разных видов передачи параметров, строгой типизации, возвращаемого false, возможного возвращаемого null в строго типизированной функции и фишечек php 7, <text:span text:style-name="T20">возможная отловка ошибки.</text:span></text:p>
      <text:p text:style-name="P4"><text:span text:style-name="T1">Текст</text:span> о плюсах и минусах разных стилей написания кода функций, немного об ООП и его недостатках и актуальности, <text:span text:style-name="T28">соблюдении PSR.</text:span></text:p>
      <text:p text:style-name="P12">Вставки<text:span text:style-name="T9"> этих самых функций.</text:span></text:p>
      <text:p text:style-name="P5"><text:span text:style-name="T21">3</text:span>. <text:span text:style-name="T2">Работа с </text:span><text:span text:style-name="T3">формами</text:span></text:p>
      <text:p text:style-name="P5"><text:span text:style-name="T1">Демонстрация</text:span> <text:span text:style-name="T21">обработки пользовательского ввода, проверки регулярными выражениями до отправки и после отправки, вывод переспективных SQL запросов, экранирование параметров. Поисковая строка, что ищет номер строки среди дюжины выведенных по паттерну (подробнее о ПДО смотрите на «ссылка на страницу о БД и ПДО)</text:span></text:p>
      <text:p text:style-name="P5"><text:span text:style-name="T1">Текст</text:span> <text:span text:style-name="T21">об экранировании, способах защиты от XSS через обработку форм</text:span>. </text:p>
      <text:p text:style-name="P13">Вставки<text:span text:style-name="T9"> </text:span><text:span text:style-name="T10">функций проверки на ключи в исходном массиве, регулярных выражениях, повествование о плюсах и минусах использования регулярок</text:span><text:span text:style-name="T9">.</text:span></text:p>
      <text:p text:style-name="P6"><text:span text:style-name="T22">4</text:span>. <text:span text:style-name="T2">Работа с </text:span><text:span text:style-name="T4">БД через ПДО</text:span></text:p>
      <text:p text:style-name="P6"><text:span text:style-name="T1">Демонстрация</text:span> <text:s/><text:span text:style-name="T22">вывода страницы, которая хранится в БД (подробнее о принципах разделения дизайна и кода читайте «ссылка на страницу об MVC») работы с ПДО через удобные функции, экранирования, настройки кодировки и вывода русского текста</text:span></text:p>
      <text:p text:style-name="P6"><text:span text:style-name="T1">Текст</text:span> <text:span text:style-name="T21">об экранировании, способах защиты от XSS через обработку форм, о том, что у каждого опытного разраба есть свой собственно написанный класс для работы с ПДО (например мой — просто возвращает соединение, соблюдая singleton)</text:span></text:p>
      <text:p text:style-name="P14"><text:soft-page-break/>Вставки<text:span text:style-name="T9"> </text:span><text:span text:style-name="T10">функций </text:span><text:span text:style-name="T11">экранирования, именованных заполнителей, собственного класса PDO.</text:span></text:p>
      <text:p text:style-name="P7"/>
      <text:p text:style-name="P7"/>
      <text:p text:style-name="P7"><text:span text:style-name="T23">5</text:span>. <text:span text:style-name="T5">Оптимизация и логирование</text:span></text:p>
      <text:p text:style-name="P7"><text:span text:style-name="T1">Демонстрация</text:span> <text:s/><text:span text:style-name="T24">логирования нажатия кнопку и загрузку страницы, функций настройки php.ini на время исполнения скрипта.</text:span></text:p>
      <text:p text:style-name="P7"><text:span text:style-name="T1">Текст</text:span> <text:s/>- <text:span text:style-name="T24">контент внешнего сайта ruhighload.com и рассказ о том, зачем нужно логирование.</text:span></text:p>
      <text:p text:style-name="P15">Вставки<text:span text:style-name="T9"> </text:span><text:span text:style-name="T12">функций parse_ini_file, set_ini, error_log</text:span><text:span text:style-name="T11">.</text:span></text:p>
      <text:p text:style-name="P8"><text:span text:style-name="T24">6</text:span>. <text:span text:style-name="T6">Принцип MVC</text:span></text:p>
      <text:p text:style-name="P8"><text:span text:style-name="T1">Демонстрация</text:span> <text:s/><text:span text:style-name="T24">принципов mvc, собственно написанного шаблонизатора, переключения стилей страницы по radio-button-у.</text:span></text:p>
      <text:p text:style-name="P8"><text:span text:style-name="T1">Текст</text:span> <text:s/><text:span text:style-name="T24">о концепции mvc и принципе работы шаблонизатора.</text:span></text:p>
      <text:p text:style-name="P16"><text:span text:style-name="T22">Вставки</text:span><text:span text:style-name="T11"> </text:span><text:span text:style-name="T12">содержимого файлов контроллера, модели и шаблона и кода шаблонизатора, написанного руками</text:span><text:span text:style-name="T11">.</text:span></text:p>
      <text:p text:style-name="P9"><text:span text:style-name="T24">6</text:span>. <text:span text:style-name="T7">Типы данных в mysql</text:span></text:p>
      <text:p text:style-name="P9"><text:span text:style-name="T1">Демонстрация</text:span> <text:s/><text:span text:style-name="T25">контента ruhighload, вывод таблицы по пользовательскому запросу</text:span></text:p>
      <text:p text:style-name="P9"><text:span text:style-name="T1">Текст</text:span> <text:s/><text:span text:style-name="T24">о типах данных mysql, отсылка на «работа с БД через ПДО», о созданной базе с учётом всех основных правил.</text:span></text:p>
      <text:p text:style-name="P17"><text:span text:style-name="T22">Вставки</text:span><text:span text:style-name="T11"> </text:span><text:span text:style-name="T13">содержимого БД, SQL запросов.</text:span></text:p>
      <text:p text:style-name="P20"/>
      <text:p text:style-name="P20"/>
      <text:p text:style-name="P20"/>
      <text:p text:style-name="P20"/>
      <text:p text:style-name="P19"><text:span text:style-name="T13">О</text:span><text:span text:style-name="T9">сновные правила дизайна сайта.</text:span></text:p>
      <text:p text:style-name="P18"><text:span text:style-name="T9">1.</text:span>ПРОСТОТА<text:span text:style-name="T9"> — </text:span><text:span text:style-name="T14">малое количество </text:span></text:p>
      <text:list xml:id="list8170895278997819487" text:style-name="L1">
        <text:list-item>
          <text:p text:style-name="P37">элементов html</text:p>
        </text:list-item>
        <text:list-item>
          <text:p text:style-name="P38">контента</text:p>
        </text:list-item>
        <text:list-item>
          <text:p text:style-name="P38">границ, кнопок, форм, изображений</text:p>
        </text:list-item>
        <text:list-item>
          <text:p text:style-name="P38">демонстрируемых технологий</text:p>
        </text:list-item>
      </text:list>
      <text:p text:style-name="P21">2.<text:span text:style-name="T1">Одностильность</text:span> — придерживание одного стиля относительно</text:p>
      <text:list xml:id="list7564218684656967187" text:style-name="L2">
        <text:list-item>
          <text:p text:style-name="P39">набора цветов</text:p>
        </text:list-item>
        <text:list-item>
          <text:p text:style-name="P39">набора шрифтов</text:p>
        </text:list-item>
        <text:list-item>
          <text:p text:style-name="P39"><text:soft-page-break/>размеров элементов</text:p>
        </text:list-item>
        <text:list-item>
          <text:p text:style-name="P39">строения скелета страницы</text:p>
        </text:list-item>
      </text:list>
      <text:p text:style-name="P21">3.<text:span text:style-name="T1">Лаконичность</text:span> — одна цветовая гамма на всём сайте (тёмно-серый, светло-серый, несколько бросских цветов)</text:p>
      <text:p text:style-name="P21">4.Минимальная высота страницы — по размеру монитора и ширина — почти на максимум.</text:p>
      <text:p text:style-name="P22">5.Весь контент сайта хранится и извлекается из БД по принципу MVC</text:p>
      <text:p text:style-name="P22">6.<text:span text:style-name="T1">Элементы дизайна</text:span> - </text:p>
      <text:list xml:id="list479660856334309368" text:style-name="L3">
        <text:list-item>
          <text:p text:style-name="P40">небольшие непричёмные картинки с целью разбавки контента — одна-две на страницу</text:p>
        </text:list-item>
        <text:list-item>
          <text:p text:style-name="P40">Вставки кода, выделенные как на благородных ресурсах.</text:p>
        </text:list-item>
        <text:list-item>
          <text:p text:style-name="P40">Hover, изменяющий цвет ссылки и небросское выделение ссылок в целом.</text:p>
        </text:list-item>
      </text:list>
      <text:p text:style-name="P22"/>
      <text:p text:style-name="P22"/>
      <text:p text:style-name="P32">Архитектура проекта</text:p>
      <text:p text:style-name="P34">demo</text:p>
      <text:p text:style-name="P34"/>
      <text:p text:style-name="Standard">&gt;<text:span text:style-name="T2">vendor</text:span></text:p>
      <text:p text:style-name="P34"/>
      <text:p text:style-name="Standard">&gt;<text:span text:style-name="T2">src</text:span></text:p>
      <text:p text:style-name="Standard">&gt;&gt;<text:span text:style-name="T2">controller</text:span></text:p>
      <text:p text:style-name="Standard">&gt;&gt;<text:span text:style-name="T2">service</text:span></text:p>
      <text:p text:style-name="Standard">&gt;&gt;<text:span text:style-name="T2">repository</text:span></text:p>
      <text:p text:style-name="P34"/>
      <text:p text:style-name="Standard">&gt;<text:span text:style-name="T2">design</text:span></text:p>
      <text:p text:style-name="Standard">&gt;&gt;<text:span text:style-name="T2">images</text:span></text:p>
      <text:p text:style-name="Standard">&gt;&gt;<text:span text:style-name="T2">css</text:span></text:p>
      <text:p text:style-name="P34"/>
      <text:p text:style-name="Standard">&gt;<text:span text:style-name="T2">var</text:span></text:p>
      <text:p text:style-name="Standard">&gt;&gt;<text:span text:style-name="T2">log</text:span></text:p>
      <text:p text:style-name="Standard">&gt;&gt;&gt;dev.log</text:p>
      <text:p text:style-name="Standard"/>
      <text:p text:style-name="P35">&gt;<text:span text:style-name="T2">tpl</text:span></text:p>
      <text:p text:style-name="Standard"/>
      <text:p text:style-name="Standard">&gt;composer.json</text:p>
      <text:p text:style-name="Standard">&gt;composer.lock</text:p>
      <text:p text:style-name="Standard">&gt;.gitignore</text:p>
      <text:p text:style-name="P36">&gt;.env</text:p>
      <text:p text:style-name="P22"/>
      <text:p text:style-name="P31">Подробности каждой страницы</text:p>
      <text:p text:style-name="P33">0.Главная</text:p>
      <text:p text:style-name="P25"><text:soft-page-break/><text:tab/>Этот проект является демонстраций моих знаний web-технологий на момент середины апреля 2018 года. Здесь при помощи ряда страниц я показываю свой уровень понимания таких столпов web-разработки на PHP, как концепция MVC, взаимодействие с базой данных, серверная обработка форм; вопросы валидации, <text:span text:style-name="T29">санитаризации</text:span> данных, поступающих пользовательским вводом, защита от sql иъекций и XSS; высокоуровневые решения тривиальных задач, предоставляемые PHP 7, основы и интересные моменты написания собственных функций; вопросы оптимизации, проектирования базы данных, <text:span text:style-name="T27">логирования и шаблонизации</text:span>.</text:p>
      <text:p text:style-name="P23"><text:tab/><text:span text:style-name="T27">Основными ресурсами, на базе которых я формировал свой багаж знаний на данный момент являются </text:span></text:p>
      <text:p text:style-name="P23"><text:bookmark-start text:name="__DdeLink__397_639857035"/><text:a xlink:type="simple" xlink:href="http://php.net/" text:style-name="Internet_20_link" text:visited-style-name="Visited_20_Internet_20_Link"><text:span text:style-name="T27">http://php.net/</text:span></text:a><text:bookmark-end text:name="__DdeLink__397_639857035"/><text:span text:style-name="T27"> (на данном уровне моей квалификации прекрасно заменяет документацию),</text:span></text:p>
      <text:p text:style-name="P28"><text:bookmark-start text:name="__DdeLink__400_639857035"/>Дэвид Скляр, Адам Трахтенберг «PHP Cookbook 3 издание»<text:bookmark-end text:name="__DdeLink__400_639857035"/> (системматизация знаний),</text:p>
      <text:p text:style-name="P29"><text:bookmark-start text:name="__DdeLink__403_639857035"/>https://habrahabr.ru/<text:bookmark-end text:name="__DdeLink__403_639857035"/> (важные концепции простыми словами, полезные статьи), </text:p>
      <text:p text:style-name="P26"><text:bookmark-start text:name="__DdeLink__406_639857035"/><text:a xlink:type="simple" xlink:href="https://ruhighload.com/" text:style-name="Internet_20_link" text:visited-style-name="Visited_20_Internet_20_Link">https://ruhighload.com/</text:a> <text:bookmark-end text:name="__DdeLink__406_639857035"/>(набор незаменимых коротких статей, многие из которых обязан прочесть каждый бэкэндер)</text:p>
      <text:p text:style-name="P24"><text:bookmark-start text:name="__DdeLink__409_639857035"/><text:a xlink:type="simple" xlink:href="https://stackoverflow.com/" text:style-name="Internet_20_link" text:visited-style-name="Visited_20_Internet_20_Link"><text:span text:style-name="T27">https://stackoverflow.com/</text:span></text:a><text:bookmark-end text:name="__DdeLink__409_639857035"/><text:span text:style-name="T27"> (локальные проблемы с кодом), </text:span></text:p>
      <text:p text:style-name="P27">Контакты </text:p>
      <text:p text:style-name="P27"><text:bookmark-start text:name="__DdeLink__411_639857035"/><text:a xlink:type="simple" xlink:href="https://github.com/EugeneOwl" text:style-name="Internet_20_link" text:visited-style-name="Visited_20_Internet_20_Link">https://github.com/EugeneOwl</text:a><text:bookmark-end text:name="__DdeLink__411_639857035"/></text:p>
      <text:p text:style-name="P27"><text:bookmark-start text:name="__DdeLink__413_639857035"/><text:a xlink:type="simple" xlink:href="mailto:eugenevaleska1994@gmail.com" text:style-name="Internet_20_link" text:visited-style-name="Visited_20_Internet_20_Link">eugenevaleska1994@gmail.com</text:a><text:bookmark-end text:name="__DdeLink__413_639857035"/></text:p>
      <text:p text:style-name="P30"><text:bookmark-start text:name="__DdeLink__415_639857035"/><text:a xlink:type="simple" xlink:href="https://www.facebook.com/" text:style-name="Internet_20_link" text:visited-style-name="Visited_20_Internet_20_Link">https://www.facebook.com/</text:a><text:bookmark-end text:name="__DdeLink__415_639857035"/></text:p>
      <text:p text:style-name="P30"/>
      <text:p text:style-name="P11"><text:span text:style-name="T15"><text:tab/></text:span><text:bookmark-start text:name="__DdeLink__433_833785861"/><text:span text:style-name="T15">This project is a demonstration of my </text:span><text:span text:style-name="T17">knowledge</text:span><text:span text:style-name="T15"> at the time of the middle of April, 2018. Here with a help of set of pages I show my level of </text:span><text:span text:style-name="T18">realization</text:span><text:span text:style-name="T15"> such basics of backend PHP web-development as MVC conception, interaction with a database, secur</text:span><text:span text:style-name="T18">e</text:span><text:span text:style-name="T15"> form processing, issues of sanitation, shielding </text:span><text:span text:style-name="T16">and other ways of repelling XSS attacs and different kinds of injections which are getting in</text:span><text:span text:style-name="T19">to</text:span><text:span text:style-name="T16"> with a user input; high level solutions of trivial issues provided by PHP </text:span><text:span text:style-name="T32">(</text:span><text:span text:style-name="T30">especially </text:span><text:span text:style-name="T31">PHP 7 :) ), basic and subtle moments of writing your own functions; optimization and log issues, also issues of database design and lots of other moments connected with backend coding.</text:span><text:bookmark-end text:name="__DdeLink__433_833785861"/></text:p>
      <text:p text:style-name="P41">Basic sources of my knowledge in PHP language were</text:p>
      <text:p text:style-name="P44">1.Base types processing</text:p>
      <text:p text:style-name="P42">Сделать простую структуру шаблона:</text:p>
      <text:p text:style-name="P42">текст-вставка-заключение, благодаря которой будет удавать безумно легко расширять страницу обзором новых функций.</text:p>
      <text:p text:style-name="P43"><text:tab/><text:span text:style-name="T33">PHP is a high level programming language so he has plenty set of high level built-in functions with a help of which smart ingeneer can create an alghorythm executing realy great job in a few lines. On this page I“d like to show some high-level simple solutions which can help to save </text:span><text:soft-page-break/><text:span text:style-name="T33">the majority of code in case you are making use of them instead of writing your own alghorythm to solve trivial issues <text:s/>working with base types such as strings, arrays and numer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3:26:49.422067847</meta:creation-date>
    <meta:generator>LibreOffice/5.1.6.2$Linux_X86_64 LibreOffice_project/10m0$Build-2</meta:generator>
    <dc:date>2018-04-16T18:52:43.125254090</dc:date>
    <meta:editing-duration>PT3H53M20S</meta:editing-duration>
    <meta:editing-cycles>36</meta:editing-cycles>
    <meta:document-statistic meta:table-count="0" meta:image-count="0" meta:object-count="0" meta:page-count="5" meta:paragraph-count="89" meta:word-count="876" meta:character-count="6303" meta:non-whitespace-character-count="5499"/>
  </office:meta>
</office:document-meta>
</file>